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1e1a42" officeooo:paragraph-rsid="001e1a42" style:font-size-asian="14pt" style:font-size-complex="14pt"/>
    </style:style>
    <style:style style:name="P2" style:family="paragraph" style:parent-style-name="Standard">
      <style:text-properties fo:font-size="14pt" style:text-underline-style="solid" style:text-underline-width="auto" style:text-underline-color="font-color" officeooo:rsid="001e1a42" officeooo:paragraph-rsid="001e1a42" style:font-size-asian="14pt" style:font-size-complex="14pt"/>
    </style:style>
    <style:style style:name="P3" style:family="paragraph" style:parent-style-name="Standard">
      <style:text-properties fo:font-size="12pt" style:text-underline-style="none" fo:font-weight="normal" officeooo:rsid="001e1a42" officeooo:paragraph-rsid="001e1a42" style:font-size-asian="12pt" style:font-weight-asian="normal" style:font-size-complex="12pt" style:font-weight-complex="normal"/>
    </style:style>
    <style:style style:name="P4" style:family="paragraph" style:parent-style-name="Standard">
      <style:text-properties officeooo:paragraph-rsid="001e1a42"/>
    </style:style>
    <style:style style:name="P5" style:family="paragraph" style:parent-style-name="Text_20_body" style:list-style-name="L3"/>
    <style:style style:name="P6" style:family="paragraph" style:parent-style-name="Text_20_body" style:list-style-name="L4">
      <style:text-properties officeooo:paragraph-rsid="0022505b"/>
    </style:style>
    <style:style style:name="P7" style:family="paragraph" style:parent-style-name="Text_20_body" style:list-style-name="L4">
      <style:text-properties officeooo:paragraph-rsid="0023d0cd"/>
    </style:style>
    <style:style style:name="P8" style:family="paragraph" style:parent-style-name="Text_20_body" style:list-style-name="L3">
      <style:text-properties officeooo:rsid="0021652a" officeooo:paragraph-rsid="0021652a"/>
    </style:style>
    <style:style style:name="P9" style:family="paragraph" style:parent-style-name="Text_20_body">
      <style:text-properties officeooo:rsid="00279e2a" officeooo:paragraph-rsid="00279e2a"/>
    </style:style>
    <style:style style:name="P10" style:family="paragraph" style:parent-style-name="Text_20_body">
      <style:text-properties officeooo:paragraph-rsid="00279e2a"/>
    </style:style>
    <style:style style:name="P11" style:family="paragraph" style:parent-style-name="Text_20_body">
      <style:text-properties officeooo:rsid="00284aa9" officeooo:paragraph-rsid="00284aa9"/>
    </style:style>
    <style:style style:name="P12" style:family="paragraph" style:parent-style-name="Text_20_body">
      <style:text-properties officeooo:paragraph-rsid="00284aa9"/>
    </style:style>
    <style:style style:name="P13" style:family="paragraph" style:parent-style-name="Text_20_body">
      <style:text-properties officeooo:rsid="00284acf" officeooo:paragraph-rsid="00284acf"/>
    </style:style>
    <style:style style:name="P14" style:family="paragraph" style:parent-style-name="Text_20_body">
      <style:text-properties fo:font-weight="bold" officeooo:rsid="00279e2a" officeooo:paragraph-rsid="00279e2a" style:font-weight-asian="bold" style:font-weight-complex="bold"/>
    </style:style>
    <style:style style:name="P15" style:family="paragraph" style:parent-style-name="Text_20_body">
      <style:text-properties fo:font-weight="bold" officeooo:rsid="00284aa9" officeooo:paragraph-rsid="00284aa9" style:font-weight-asian="bold" style:font-weight-complex="bold"/>
    </style:style>
    <style:style style:name="P16" style:family="paragraph" style:parent-style-name="Text_20_body">
      <style:text-properties fo:font-weight="bold" officeooo:rsid="00284acf" officeooo:paragraph-rsid="00284acf"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text-underline-style="none" fo:font-weight="normal" officeooo:rsid="001e1a42" style:font-size-asian="12pt" style:font-weight-asian="normal" style:font-size-complex="12pt" style:font-weight-complex="normal"/>
    </style:style>
    <style:style style:name="T3" style:family="text">
      <style:text-properties officeooo:rsid="0021652a"/>
    </style:style>
    <style:style style:name="T4" style:family="text">
      <style:text-properties officeooo:rsid="0022505b"/>
    </style:style>
    <style:style style:name="T5" style:family="text">
      <style:text-properties fo:font-style="normal" style:font-style-asian="normal" style:font-style-complex="normal"/>
    </style:style>
    <style:style style:name="T6" style:family="text">
      <style:text-properties officeooo:rsid="0023d0cd"/>
    </style:style>
    <style:style style:name="T7" style:family="text">
      <style:text-properties officeooo:rsid="00279e2a"/>
    </style:style>
    <style:style style:name="T8" style:family="text">
      <style:text-properties officeooo:rsid="00284aa9"/>
    </style:style>
    <style:style style:name="T9" style:family="text">
      <style:text-properties fo:language="en" fo:country="US"/>
    </style:style>
    <style:style style:name="T10" style:family="text">
      <style:text-properties fo:language="en" fo:country="US" fo:font-weight="bold"/>
    </style:style>
    <style:style style:name="T11" style:family="text">
      <style:text-properties officeooo:rsid="00284ac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ssignment- 02 </text:span></text:p>
      <text:p text:style-name="P2"><text:span text:style-name="T1">Answer Sheet</text:span></text:p>
      <text:p text:style-name="P3"/>
      <text:p text:style-name="P4"><text:span text:style-name="T2">01.</text:span></text:p>
      <text:p text:style-name="Text_20_body"><text:bookmark text:name="6c1509bf-06a0-43c3-a252-ddfc0de9eb17"/><text:span text:style-name="T3">J</text:span>ava is a <text:span text:style-name="T3">statically typed </text:span>and <text:span text:style-name="T3">strongly typed </text:span><text:s/>language.</text:p>
      <text:list xml:id="list3648855639" text:style-name="L3">
        <text:list-item>
          <text:p text:style-name="P5"><text:span text:style-name="T3">Strongly typed </text:span>languages strongly consider the <text:span text:style-name="T3">data types </text:span>. <text:span text:style-name="T3">Like, </text:span><text:s/><text:span text:style-name="T3">w</text:span>e cannot put an integer in a String variable. <text:span text:style-name="T3">We have to strictly follow the language structure and declare data type accurately.</text:span></text:p>
        </text:list-item>
        <text:list-item>
          <text:p text:style-name="P8">Loosely typed languages are the opposite of strongly typed languages <text:span text:style-name="T4">these languages don’t use a strong and complex data type system for execution. </text:span></text:p>
        </text:list-item>
      </text:list>
      <text:list xml:id="list1658234465" text:style-name="L4">
        <text:list-item>
          <text:p text:style-name="P7"><text:bookmark text:name="1c53db9e-a1ee-4f9d-af77-f6b904532dc2"/><text:span text:style-name="T4">Statically typed </text:span>languages check the <text:span text:style-name="T4">data </text:span>type during <text:span text:style-name="T4">compile time and </text:span>programs are <text:span text:style-name="Emphasis"><text:span text:style-name="T5">checked before being executed</text:span></text:span><text:span text:style-name="T5">, </text:span>and a program might be rejected before it starts. It is required to have a compiler for a language to be statically typed(compiled languages or intermediate languages.)</text:p>
        </text:list-item>
        <text:list-item>
          <text:p text:style-name="P6"><text:span text:style-name="T4">Dynamically typed means </text:span><text:span text:style-name="T6">that they </text:span>checks the type during run time. <text:span text:style-name="T6">Error may occur in the run time rather in the development phase.</text:span></text:p>
        </text:list-item>
      </text:list>
      <text:p text:style-name="Text_20_body"><text:bookmark text:name="37faa57a-cdfe-4abf-a97c-5916fd968892"/>Therefore in most cases, enterprise applications prefer strongly typed and statically typed languages. Because it shows type mistakes before runtime. </text:p>
      <text:p text:style-name="P9">02.</text:p>
      <text:p text:style-name="P14">Case Sensitive</text:p>
      <text:p text:style-name="P10"><text:span text:style-name="T7">Case Sensitive means that i</text:span>t distinguishes between uppercase and lowercase letters in identifiers (variable names, function names, etc.) and when comparing strings. This means that "A" and "a" are treated as distinct characters</text:p>
      <text:p text:style-name="P12"><text:span text:style-name="T8">Ex: </text:span><text:span text:style-name="T10">C#, Java, Ruby, and XML</text:span><text:span text:style-name="T9">.</text:span></text:p>
      <text:p text:style-name="P11">In java.</text:p>
      <text:p text:style-name="P11">String AB =”Hello”;</text:p>
      <text:p text:style-name="P11">String Ab =”Hello”;</text:p>
      <text:p text:style-name="P11">AB and Ab are two different identifiers that's why we can declare the variable again and for key word “String ” we have type it’s is if <text:s/>we type as “string” it’s wrong.</text:p>
      <text:p text:style-name="P15">Case insensitive </text:p>
      <text:p text:style-name="P11">A language is considered case insensitive if it does not distinguish between uppercase and lowercase letters in identifiers and when comparing strings. In this case, "A" and "a" are considered equivalent, and "Hello" and "hello" are treated as the same string.</text:p>
      <text:p text:style-name="P15">Case Sensitive-insensitive Language</text:p>
      <text:p text:style-name="P11">A language <text:span text:style-name="T11">with </text:span><text:s/>a mixed approach where some parts are case sensitive while others are case insensitive. For example, variable names might be case sensitive, but certain keywords or function names might be case insensitive.</text:p>
      <text:p text:style-name="P13">Ex SQL </text:p>
      <text:p text:style-name="P13"><text:soft-page-break/>In SQL not all case insensitive but some are insensitive,</text:p>
      <text:p text:style-name="P13">SELECT*FROM items:</text:p>
      <text:p text:style-name="P13">select*from items;</text:p>
      <text:p text:style-name="P13">both statements give the same results but</text:p>
      <text:p text:style-name="P13">SELECT*FROM ITEMS;</text:p>
      <text:p text:style-name="P13">SELECT*FROM items;</text:p>
      <text:p text:style-name="P13">not the same.</text:p>
      <text:p text:style-name="P16">Java is Case Sensitive Language.</text:p>
      <text:p text:style-name="P11"/>
      <text:p text:style-name="P9"/>
      <text:p text:style-name="Text_20_body"/>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0T23:41:29.231024097</dc:date>
    <meta:editing-duration>PT4M29S</meta:editing-duration>
    <meta:editing-cycles>2</meta:editing-cycles>
    <meta:document-statistic meta:table-count="0" meta:image-count="0" meta:object-count="0" meta:page-count="2" meta:paragraph-count="30" meta:word-count="359" meta:character-count="2242" meta:non-whitespace-character-count="1908"/>
  </office:meta>
</office:document-meta>
</file>